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c9211e" fo:font-weight="bold" style:font-weight-asian="bold" style:font-weight-complex="bold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notation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oung modulus</text:p>
          </table:table-cell>
          <table:table-cell office:value-type="string" calcext:value-type="string">
            <text:p>E</text:p>
          </table:table-cell>
          <table:table-cell table:style-name="ce1" office:value-type="float" office:value="60000000000" calcext:value-type="float">
            <text:p>6.00E+10</text:p>
          </table:table-cell>
          <table:table-cell/>
          <table:table-cell office:value-type="string" calcext:value-type="string">
            <text:p>Pa</text:p>
          </table:table-cell>
          <table:table-cell table:number-columns-repeated="5"/>
          <table:table-cell table:formula="of:=LN([.C4])" office:value-type="float" office:value="24.8176103991685" calcext:value-type="float">
            <text:p>24.8176103991685</text:p>
          </table:table-cell>
        </table:table-row>
        <table:table-row table:style-name="ro1">
          <table:table-cell office:value-type="string" calcext:value-type="string">
            <text:p>Poisson ratio</text:p>
          </table:table-cell>
          <table:table-cell office:value-type="string" calcext:value-type="string">
            <text:p>PR</text:p>
          </table:table-cell>
          <table:table-cell table:style-name="ce2" office:value-type="float" office:value="0.2" calcext:value-type="float">
            <text:p>0.2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k modulus</text:p>
          </table:table-cell>
          <table:table-cell office:value-type="string" calcext:value-type="string">
            <text:p>K</text:p>
          </table:table-cell>
          <table:table-cell table:formula="of:=[.C4]/(3*(1-2*[.C5]))" office:value-type="float" office:value="33333333333.3333" calcext:value-type="float">
            <text:p>33333333333.3333</text:p>
          </table:table-cell>
          <table:table-cell/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1/K</text:p>
          </table:table-cell>
          <table:table-cell table:formula="of:=1/[.C6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3" office:value-type="float" office:value="45000000" calcext:value-type="float">
            <text:p>4.50E+07</text:p>
          </table:table-cell>
          <table:table-cell table:formula="of:=LN([.J8])" office:value-type="float" office:value="17.6221730477346" calcext:value-type="float">
            <text:p>17.62217304773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water density</text:p>
          </table:table-cell>
          <table:table-cell office:value-type="string" calcext:value-type="string">
            <text:p>rho</text:p>
          </table:table-cell>
          <table:table-cell table:style-name="ce2" office:value-type="float" office:value="1000" calcext:value-type="float">
            <text:p>1000</text:p>
          </table:table-cell>
          <table:table-cell/>
          <table:table-cell office:value-type="string" calcext:value-type="string">
            <text:p>kg.m-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vitational accelaration</text:p>
          </table:table-cell>
          <table:table-cell office:value-type="string" calcext:value-type="string">
            <text:p>g</text:p>
          </table:table-cell>
          <table:table-cell table:style-name="ce2" office:value-type="float" office:value="9.81" calcext:value-type="float">
            <text:p>9.81</text:p>
          </table:table-cell>
          <table:table-cell/>
          <table:table-cell office:value-type="string" calcext:value-type="string">
            <text:p>m.s-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bs</text:p>
          </table:table-cell>
          <table:table-cell table:formula="of:=[.C7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 compressibility</text:p>
          </table:table-cell>
          <table:table-cell office:value-type="string" calcext:value-type="string">
            <text:p>bw</text:p>
          </table:table-cell>
          <table:table-cell table:style-name="ce3" office:value-type="float" office:value="0.0000000004" calcext:value-type="float">
            <text:p>4.00E-10</text:p>
          </table:table-cell>
          <table:table-cell/>
          <table:table-cell office:value-type="string" calcext:value-type="string">
            <text:p>1/Pa</text:p>
          </table:table-cell>
          <table:table-cell/>
          <table:table-cell office:value-type="string" calcext:value-type="string">
            <text:p>from Zdenek Michal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osity</text:p>
          </table:table-cell>
          <table:table-cell office:value-type="string" calcext:value-type="string">
            <text:p>theta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ynamix viscosity</text:p>
          </table:table-cell>
          <table:table-cell office:value-type="string" calcext:value-type="string">
            <text:p>m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Pa.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meability</text:p>
          </table:table-cell>
          <table:table-cell/>
          <table:table-cell table:style-name="ce3" office:value-type="float" office:value="6E-022" calcext:value-type="float">
            <text:p>6.00E-22</text:p>
          </table:table-cell>
          <table:table-cell/>
          <table:table-cell office:value-type="string" calcext:value-type="string">
            <text:p>m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K</text:p>
          </table:table-cell>
          <table:table-cell table:style-name="ce2" table:formula="of:=[.C16]*[.C10]*[.C11]/[.C15]" office:value-type="float" office:value="5.886E-015" calcext:value-type="float">
            <text:p>5.886E-15</text:p>
          </table:table-cell>
          <table:table-cell/>
          <table:table-cell office:value-type="string" calcext:value-type="string">
            <text:p>m.s-1</text:p>
          </table:table-cell>
          <table:table-cell table:number-columns-repeated="5"/>
          <table:table-cell table:formula="of:=LN([.C17])" office:value-type="float" office:value="-32.7661997450994" calcext:value-type="float">
            <text:p>-32.766199745099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orativity</text:p>
          </table:table-cell>
          <table:table-cell office:value-type="string" calcext:value-type="string">
            <text:p>S</text:p>
          </table:table-cell>
          <table:table-cell table:formula="of:=[.C10]*[.C11]*([.C12]+[.C14]*[.C13])" office:value-type="float" office:value="0.000000321768" calcext:value-type="float">
            <text:p>3.21768E-07</text:p>
          </table:table-cell>
          <table:table-cell table:number-columns-repeated="3"/>
          <table:table-cell office:value-type="string" calcext:value-type="string">
            <text:p>https://en.wikipedia.org/wiki/Specific_stor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YBA – beru v uvahu K solid skeletonu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iot</text:p>
          </table:table-cell>
          <table:table-cell office:value-type="string" calcext:value-type="string">
            <text:p>-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rativity</text:p>
          </table:table-cell>
          <table:table-cell/>
          <table:table-cell table:formula="of:=[.C14]*[.C13]" office:value-type="float" office:value="0.0000000000028" calcext:value-type="float">
            <text:p>2.8E-12</text:p>
          </table:table-cell>
          <table:table-cell office:value-type="string" calcext:value-type="string">
            <text:p>part of fluid compressibility</text:p>
          </table:table-cell>
          <table:table-cell table:number-columns-repeated="2"/>
          <table:table-cell office:value-type="string" calcext:value-type="string">
            <text:p>According to Zdenek Michalec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([.C22]-[.C14])*(1-[.C22])*[.C7]" office:value-type="float" office:value="0.000000000004632" calcext:value-type="float">
            <text:p>4.632E-12</text:p>
          </table:table-cell>
          <table:table-cell office:value-type="string" calcext:value-type="string">
            <text:p>what is this compressibility ?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23]+[.C24]" office:value-type="float" office:value="0.000000000007432" calcext:value-type="float">
            <text:p>7.432E-1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table:formula="of:=[.C10]*[.C11]*[.C25]" office:value-type="float" office:value="0.00000007290792" calcext:value-type="float">
            <text:p>7.290792E-08</text:p>
          </table:table-cell>
          <table:table-cell office:value-type="string" calcext:value-type="string">
            <text:p>final storativity</text:p>
          </table:table-cell>
          <table:table-cell table:number-columns-repeated="6"/>
          <table:table-cell table:formula="of:=LN([.C26])" office:value-type="float" office:value="-16.4340685618576" calcext:value-type="float">
            <text:p>-16.43406856185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s</text:p>
          </table:table-cell>
          <table:table-cell/>
          <table:table-cell table:formula="of:=-[.C6]/([.C22]-1)" office:value-type="float" office:value="41666666666.6667" calcext:value-type="float">
            <text:p>41666666666.6667</text:p>
          </table:table-cell>
          <table:table-cell office:value-type="string" calcext:value-type="string">
            <text:p>what is this modulus 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/Ks</text:p>
          </table:table-cell>
          <table:table-cell/>
          <table:table-cell table:formula="of:=1/[.C28]" office:value-type="float" office:value="0.000000000024" calcext:value-type="float">
            <text:p>2.4E-11</text:p>
          </table:table-cell>
          <table:table-cell office:value-type="string" calcext:value-type="string">
            <text:p>compressibility of solid grains?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C24]/[.C29]" office:value-type="float" office:value="0.193" calcext:value-type="float">
            <text:p>0.193</text:p>
          </table:table-cell>
          <table:table-cell office:value-type="string" calcext:value-type="string">
            <text:p>Diff factor: Biot – porosity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*red values are input for Flow123d</text:p>
          </table:table-cell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B51]/60" office:value-type="float" office:value="20" calcext:value-type="float">
            <text:p>20</text:p>
          </table:table-cell>
          <table:table-cell table:formula="of:=[.C51]/60" office:value-type="float" office:value="0.333333333333333" calcext:value-type="float">
            <text:p>0.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[.B52]/60" office:value-type="float" office:value="40" calcext:value-type="float">
            <text:p>40</text:p>
          </table:table-cell>
          <table:table-cell table:formula="of:=[.C52]/60" office:value-type="float" office:value="0.666666666666667" calcext:value-type="float">
            <text:p>0.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[.B53]/60" office:value-type="float" office:value="60" calcext:value-type="float">
            <text:p>60</text:p>
          </table:table-cell>
          <table:table-cell table:formula="of:=[.C53]/60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1:.B53])" office:value-type="float" office:value="7200" calcext:value-type="float">
            <text:p>7200</text:p>
          </table:table-cell>
          <table:table-cell table:formula="of:=SUM([.C51:.C53])" office:value-type="float" office:value="120" calcext:value-type="float">
            <text:p>120</text:p>
          </table:table-cell>
          <table:table-cell table:formula="of:=SUM([.D51:.D53])" office:value-type="float" office:value="2" calcext:value-type="float">
            <text:p>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4:01:12.286490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9:10:50.647375908</meta:creation-date>
    <dc:date>2022-04-01T14:04:09.863416865</dc:date>
    <meta:editing-duration>PT6H45M28S</meta:editing-duration>
    <meta:editing-cycles>17</meta:editing-cycles>
    <meta:generator>LibreOffice/6.4.7.2$Linux_X86_64 LibreOffice_project/40$Build-2</meta:generator>
    <meta:document-statistic meta:table-count="1" meta:cell-count="98" meta:object-count="0"/>
  </office:meta>
</office:document-meta>
</file>